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office:value-type="string" calcext:value-type="string">
            <text:p>Flèc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office:value-type="string" calcext:value-type="string">
            <text:p>At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office:value-type="string" calcext:value-type="string">
            <text:p>Réaction d’At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office:value-type="string" calcext:value-type="string">
            <text:p>Ar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office:value-type="string" calcext:value-type="string">
            <text:p>Br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office:value-type="string" calcext:value-type="string">
            <text:p>Grif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office:value-type="string" calcext:value-type="string">
            <text:p>Gourd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office:value-type="string" calcext:value-type="string">
            <text:p>Da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office:value-type="string" calcext:value-type="string">
            <text:p>Réaction de Défen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office:value-type="string" calcext:value-type="string">
            <text:p>Équip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office:value-type="string" calcext:value-type="string">
            <text:p>Pierre précieu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office:value-type="string" calcext:value-type="string">
            <text:p>Généri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office:value-type="string" calcext:value-type="string">
            <text:p>Gardi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office:value-type="string" calcext:value-type="string">
            <text:p>Revol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office:value-type="string" calcext:value-type="string">
            <text:p>Marte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office:value-type="string" calcext:value-type="string">
            <text:p>Tê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office:value-type="string" calcext:value-type="string">
            <text:p>Hér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office:value-type="string" calcext:value-type="string">
            <text:p>Instantan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office:value-type="string" calcext:value-type="string">
            <text:p>Obj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office:value-type="string" calcext:value-type="string">
            <text:p>Jamb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office:value-type="string" calcext:value-type="string">
            <text:p>Mécanolo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office:value-type="string" calcext:value-type="string">
            <text:p>Marc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office:value-type="string" calcext:value-type="string">
            <text:p>Pistol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office:value-type="string" calcext:value-type="string">
            <text:p>Coureu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office:value-type="string" calcext:value-type="string">
            <text:p>Res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office:value-type="string" calcext:value-type="string">
            <text:p>Lamederu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office:value-type="string" calcext:value-type="string">
            <text:p>Bât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office:value-type="string" calcext:value-type="string">
            <text:p>Épé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office:value-type="string" calcext:value-type="string">
            <text:p>Jet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office:value-type="string" calcext:value-type="string">
            <text:p>Guerri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office:value-type="string" calcext:value-type="string">
            <text:p>Ar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office:value-type="string" calcext:value-type="string">
            <text:p>Sorci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office:value-type="string" calcext:value-type="string">
            <text:p>Jeu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23:23:03.272949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23:40:52.525218739</dc:date>
    <meta:editing-duration>PT46M17S</meta:editing-duration>
    <meta:editing-cycles>43</meta:editing-cycles>
    <meta:generator>LibreOffice/7.2.5.2$MacOSX_X86_64 LibreOffice_project/499f9727c189e6ef3471021d6132d4c694f357e5</meta:generator>
    <meta:document-statistic meta:table-count="1" meta:cell-count="82" meta:object-count="0"/>
  </office:meta>
</office:document-meta>
</file>